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3DE0000046607E57C3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 fo:padding-top="0.03cm" fo:padding-bottom="0.03cm" fo:padding-left="0.05cm" fo:padding-right="0.05cm"/>
    </style:style>
    <style:style style:name="gr3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66ffff" draw:opacity="20%" draw:textarea-horizontal-align="center" draw:textarea-vertical-align="middle" fo:padding-top="0.03cm" fo:padding-bottom="0.03cm" fo:padding-left="0.05cm" fo:padding-right="0.05cm" draw:shadow-opacity="20%"/>
    </style:style>
    <style:style style:name="gr5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3cm" fo:padding-bottom="0.03cm" fo:padding-left="0.05cm" fo:padding-right="0.0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3cm" fo:padding-bottom="0.03cm" fo:padding-left="0.05cm" fo:padding-right="0.0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Tahoma" style:font-family-generic-complex="system" style:font-pitch-complex="variable" style:font-size-complex="12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1.608cm" svg:x="1.057cm" svg:y="4.076cm">
          <draw:image xlink:href="Pictures/10000000000003DE0000046607E57C3C.png" xlink:type="simple" xlink:show="embed" xlink:actuate="onLoad">
            <text:p/>
          </draw:image>
        </draw:frame>
        <draw:rect draw:style-name="gr2" draw:text-style-name="P2" draw:layer="layout" svg:width="1.107cm" svg:height="0.713cm" svg:x="6.136cm" svg:y="13.529cm">
          <text:p text:style-name="P2">x9</text:p>
        </draw:rect>
        <draw:line draw:style-name="gr3" draw:text-style-name="P1" draw:layer="layout" svg:x1="5.488cm" svg:y1="13.343cm" svg:x2="5.788cm" svg:y2="13.656cm">
          <text:p/>
        </draw:line>
        <draw:rect draw:style-name="gr2" draw:text-style-name="P2" draw:layer="layout" svg:width="1.426cm" svg:height="0.45cm" svg:x="9.176cm" svg:y="13.867cm">
          <text:p text:style-name="P2">/1</text:p>
        </draw:rect>
        <draw:rect draw:style-name="gr4" draw:text-style-name="P3" draw:layer="layout" svg:width="0.963cm" svg:height="0.336cm" svg:x="8.537cm" svg:y="11.981cm">
          <text:p text:style-name="P3"><text:span text:style-name="T1">72Mhz</text:span></text:p>
        </draw:rect>
        <draw:rect draw:style-name="gr4" draw:text-style-name="P3" draw:layer="layout" svg:width="0.963cm" svg:height="0.336cm" svg:x="11.878cm" svg:y="11.812cm">
          <text:p text:style-name="P3"><text:span text:style-name="T1">72Mhz</text:span></text:p>
        </draw:rect>
        <draw:line draw:style-name="gr3" draw:text-style-name="P1" draw:layer="layout" svg:x1="8.397cm" svg:y1="13.663cm" svg:x2="8.697cm" svg:y2="13.663cm">
          <text:p/>
        </draw:line>
        <draw:rect draw:style-name="gr5" draw:text-style-name="P5" draw:layer="layout" svg:width="1.464cm" svg:height="0.493cm" svg:x="10.944cm" svg:y="13.862cm">
          <text:p text:style-name="P4"><text:span text:style-name="T2">/2</text:span></text:p>
        </draw:rect>
        <draw:rect draw:style-name="gr4" draw:text-style-name="P3" draw:layer="layout" svg:width="0.963cm" svg:height="0.336cm" svg:x="13.944cm" svg:y="13.35cm">
          <text:p text:style-name="P3"><text:span text:style-name="T1">36Mhz</text:span></text:p>
        </draw:rect>
        <draw:rect draw:style-name="gr6" draw:text-style-name="P5" draw:layer="layout" svg:width="1.464cm" svg:height="0.493cm" svg:x="11cm" svg:y="17.879cm">
          <text:p text:style-name="P4"><text:span text:style-name="T2">/1</text:span></text:p>
        </draw:rect>
        <draw:rect draw:style-name="gr4" draw:text-style-name="P3" draw:layer="layout" svg:width="0.963cm" svg:height="0.336cm" svg:x="14.002cm" svg:y="17.31cm">
          <text:p text:style-name="P3"><text:span text:style-name="T1">72Mhz</text:span></text:p>
        </draw:rect>
        <draw:line draw:style-name="gr3" draw:text-style-name="P1" draw:layer="layout" svg:x1="12.6cm" svg:y1="5.575cm" svg:x2="12.9cm" svg:y2="5.888cm">
          <text:p/>
        </draw:line>
        <draw:rect draw:style-name="gr4" draw:text-style-name="P3" draw:layer="layout" svg:width="0.963cm" svg:height="0.336cm" svg:x="13.412cm" svg:y="5.46cm">
          <text:p text:style-name="P3"><text:span text:style-name="T1">8 Mhz</text:span></text:p>
        </draw:rect>
        <draw:rect draw:style-name="gr2" draw:text-style-name="P2" draw:layer="layout" svg:width="2.325cm" svg:height="0.881cm" svg:x="12.799cm" svg:y="14.468cm">
          <text:p text:style-name="P2">x2</text:p>
        </draw:rect>
        <draw:rect draw:style-name="gr4" draw:text-style-name="P3" draw:layer="layout" svg:width="0.963cm" svg:height="0.336cm" svg:x="15.39cm" svg:y="14.438cm">
          <text:p text:style-name="P3"><text:span text:style-name="T1">72Mhz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6M1S</meta:editing-duration>
    <meta:editing-cycles>11</meta:editing-cycles>
    <meta:generator>OpenOffice/4.1.7$Win32 OpenOffice.org_project/417m1$Build-9800</meta:generator>
    <dc:date>2020-05-04T23:18:38.45</dc:date>
    <meta:document-statistic meta:object-count="15"/>
  </office:meta>
</office:document-meta>
</file>